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DateTim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#######################################</text:span></text:p>
      <text:p text:style-name="P10"><text:span text:style-name="T10_1">#<text:s/></text:span><text:span text:style-name="T10_2">Methods</text:span><text:span text:style-name="T10_3"><text:s/></text:span><text:span text:style-name="T10_4">and</text:span><text:span text:style-name="T10_5"><text:s/></text:span><text:span text:style-name="T10_6">Functions</text:span><text:span text:style-name="T10_7"><text:s/>(</text:span><text:span text:style-name="T10_8">KEYWORD</text:span><text:span text:style-name="T10_9">2)</text:span></text:p>
      <text:p text:style-name="P11"><text:span text:style-name="T11_1">#######################################</text:span></text:p>
      <text:p text:style-name="P12"><text:span text:style-name="T12_1">monthStr</text:span><text:span text:style-name="T12_2"><text:tab/></text:span><text:span text:style-name="T12_3">KEYWORD</text:span><text:span text:style-name="T12_4">2</text:span></text:p>
      <text:p text:style-name="P13"><text:span text:style-name="T13_1">dayStr</text:span><text:span text:style-name="T13_2"><text:tab/></text:span><text:span text:style-name="T13_3">KEYWORD</text:span><text:span text:style-name="T13_4">2</text:span></text:p>
      <text:p text:style-name="P14"><text:span text:style-name="T14_1">#######################################</text:span></text:p>
      <text:p text:style-name="P15"><text:span text:style-name="T15_1">#<text:s/></text:span><text:span text:style-name="T15_2">Instances</text:span><text:span text:style-name="T15_3"><text:s/>(</text:span><text:span text:style-name="T15_4">KEYWORD</text:span><text:span text:style-name="T15_5">2)</text:span></text:p>
      <text:p text:style-name="P16"><text:span text:style-name="T16_1">#######################################</text:span></text:p>
      <text:p text:style-name="P17"><text:span text:style-name="T17_1">DateTimeStrings</text:span><text:span text:style-name="T17_2"><text:tab/></text:span><text:span text:style-name="T17_3">KEYWORD</text:span><text:span text:style-name="T17_4">2</text:span></text:p>
      <text:p text:style-name="P18"><text:span text:style-name="T18_1">#######################################</text:span></text:p>
      <text:p text:style-name="P19"><text:span text:style-name="T19_1">#<text:s/></text:span><text:span text:style-name="T19_2">Constants</text:span><text:span text:style-name="T19_3"><text:s/>(</text:span><text:span text:style-name="T19_4">LITERAL</text:span><text:span text:style-name="T19_5">1)</text:span></text:p>
      <text:p text:style-name="P20"><text:span text:style-name="T20_1">#######################################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